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11_13-05-17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11_15-34-34_000.jpg</text:p>
          </table:table-cell>
          <table:table-cell table:style-name="ce20" office:value-type="string">
            <text:p>:m RES 1*1 / free# JVEMV6 70#_69:s-2 / 70. CO2 (lang=ko) / w=결손점~欠損点,topic=CuO-ZrO2-La,other=~,think~,doc=d~62-1#5.4</text:p>
          </table:table-cell>
          <table:table-cell table:style-name="ce4"/>
          <table:table-cell table:style-name="ce4"/>
          <table:table-cell table:style-name="ce4" office:value-type="string">
            <text:p>N-35-35-28.518676 E-139-34-49.434814</text:p>
          </table:table-cell>
          <table:table-cell table:style-name="ce38" table:formula="of:=IF([.E3]=&quot;&quot;;[.C3];CONCATENATE([.C3];&quot; / &quot;;[.E3]))" office:value-type="string" office:string-value=":m RES 1*1 / free# JVEMV6 70#_69:s-2 / 70. CO2 (lang=ko) / w=결손점~欠損点,topic=CuO-ZrO2-La,other=~,think~,doc=d~62-1#5.4">
            <text:p>:m RES 1*1 / free# JVEMV6 70#_69:s-2 / 70. CO2 (lang=ko) / w=결손점~欠損点,topic=CuO-ZrO2-La,other=~,think~,doc=d~62-1#5.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11_16-02-04_000.jpg</text:p>
          </table:table-cell>
          <table:table-cell table:style-name="ce20" office:value-type="string">
            <text:p>:m 東和 PHOTO / 210512w / 大森町駅 / 大森町プロジェクト / １名 / ホクシン設備（小川建設） / 資料：マップ</text:p>
          </table:table-cell>
          <table:table-cell table:style-name="ce19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8" table:formula="of:=IF([.E4]=&quot;&quot;;[.C4];CONCATENATE([.C4];&quot; / &quot;;[.E4]))" office:value-type="string" office:string-value=":m 東和 PHOTO / 210512w / 大森町駅 / 大森町プロジェクト / １名 / ホクシン設備（小川建設） / 資料：マップ">
            <text:p>:m 東和 PHOTO / 210512w / 大森町駅 / 大森町プロジェクト / １名 / ホクシン設備（小川建設） / 資料：マッ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1_16-03-09_000.jpg</text:p>
          </table:table-cell>
          <table:table-cell table:style-name="ce20" office:value-type="string">
            <text:p>:m 東和 PHOTO / 210512w / 大森町駅 / 大森町プロジェクト / １名 / ホクシン設備（小川建設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5]=&quot;&quot;;[.C5];CONCATENATE([.C5];&quot; / &quot;;[.E5]))" office:value-type="string" office:string-value=":m 東和 PHOTO / 210512w / 大森町駅 / 大森町プロジェクト / １名 / ホクシン設備（小川建設） / 資料：スケジュール">
            <text:p>:m 東和 PHOTO / 210512w / 大森町駅 / 大森町プロジェクト / １名 / ホクシン設備（小川建設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11_16-05-05_000.jpg</text:p>
          </table:table-cell>
          <table:table-cell table:style-name="ce20" office:value-type="string">
            <text:p>:m 東和 PHOTO / 210512w / 大森町駅 / 大森町プロジェクト / １名 / ホクシン設備（小川建設） / 資料：マップ：ストリート</text:p>
          </table:table-cell>
          <table:table-cell table:style-name="ce20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8" table:formula="of:=IF([.E6]=&quot;&quot;;[.C6];CONCATENATE([.C6];&quot; / &quot;;[.E6]))" office:value-type="string" office:string-value=":m 東和 PHOTO / 210512w / 大森町駅 / 大森町プロジェクト / １名 / ホクシン設備（小川建設） / 資料：マップ：ストリート">
            <text:p>:m 東和 PHOTO / 210512w / 大森町駅 / 大森町プロジェクト / １名 / ホクシン設備（小川建設） / 資料：マップ：ストリート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11_17-51-03_000.jpg</text:p>
          </table:table-cell>
          <table:table-cell table:style-name="ce20" office:value-type="string">
            <text:p>:m ワーク / @東和、ocassion=前日 / やることリスト steps</text:p>
          </table:table-cell>
          <table:table-cell table:style-name="ce18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8" table:formula="of:=IF([.E7]=&quot;&quot;;[.C7];CONCATENATE([.C7];&quot; / &quot;;[.E7]))" office:value-type="string" office:string-value=":m ワーク / @東和、ocassion=前日 / やることリスト steps">
            <text:p>:m ワーク / @東和、ocassion=前日 / やることリスト steps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11_17-51-41_000.jpg</text:p>
          </table:table-cell>
          <table:table-cell table:style-name="ce20" office:value-type="string">
            <text:p>:m RES 1*2 / free# JVEMV6 70#_69:s-3 / 70. CO2 (lang=ko) / w=Boniardi;Gralowski;Ag/ZrO2;산소결함~酸素欠陥;전기음성도~電気陰性度;formate()중간체~中間体,topic=~,other=~,think~,doc=d~62-1#6.2</text:p>
          </table:table-cell>
          <table:table-cell table:style-name="ce19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8" table:formula="of:=IF([.E8]=&quot;&quot;;[.C8];CONCATENATE([.C8];&quot; / &quot;;[.E8]))" office:value-type="string" office:string-value=":m RES 1*2 / free# JVEMV6 70#_69:s-3 / 70. CO2 (lang=ko) / w=Boniardi;Gralowski;Ag/ZrO2;산소결함~酸素欠陥;전기음성도~電気陰性度;formate()중간체~中間体,topic=~,other=~,think~,doc=d~62-1#6.2">
            <text:p>:m RES 1*2 / free# JVEMV6 70#_69:s-3 / 70. CO2 (lang=ko) / w=Boniardi;Gralowski;Ag/ZrO2;산소결함~酸素欠陥;전기음성도~電気陰性度;formate()중간체~中間体,topic=~,other=~,think~,doc=d~62-1#6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11_17-52-05_000.jpg</text:p>
          </table:table-cell>
          <table:table-cell table:style-name="ce20" office:value-type="string">
            <text:p>:m RES 2*2 / free# JVEMV6 70#_69:s-3 / 70. CO2 (lang=ko) / w=formaldehyde;methoxy,topic=~,other=~,think~,doc=d~62-1#6.2</text:p>
          </table:table-cell>
          <table:table-cell table:style-name="ce18"/>
          <table:table-cell table:style-name="ce4"/>
          <table:table-cell table:style-name="ce4" office:value-type="string">
            <text:p>N-35-35-28.49121 E-139-34-49.270019</text:p>
          </table:table-cell>
          <table:table-cell table:style-name="ce38" table:formula="of:=IF([.E9]=&quot;&quot;;[.C9];CONCATENATE([.C9];&quot; / &quot;;[.E9]))" office:value-type="string" office:string-value=":m RES 2*2 / free# JVEMV6 70#_69:s-3 / 70. CO2 (lang=ko) / w=formaldehyde;methoxy,topic=~,other=~,think~,doc=d~62-1#6.2">
            <text:p>:m RES 2*2 / free# JVEMV6 70#_69:s-3 / 70. CO2 (lang=ko) / w=formaldehyde;methoxy,topic=~,other=~,think~,doc=d~62-1#6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11_19-02-28_000.jpg</text:p>
          </table:table-cell>
          <table:table-cell table:style-name="ce17" office:value-type="string">
            <text:p>:m :篠笛,shinobue #*# / session-memo / s.1:prac,for=oct-1&lt;--&gt;2,Re+,tempo=85,other=~,key=~,note=h-3;3+;6;7;4;2;1</text:p>
          </table:table-cell>
          <table:table-cell table:style-name="ce17"/>
          <table:table-cell table:style-name="ce4"/>
          <table:table-cell table:style-name="ce4" office:value-type="string">
            <text:p>N-35-35-28.601074 E-139-34-49.105224</text:p>
          </table:table-cell>
          <table:table-cell table:style-name="ce38" table:formula="of:=IF([.E10]=&quot;&quot;;[.C10];CONCATENATE([.C10];&quot; / &quot;;[.E10]))" office:value-type="string" office:string-value=":m :篠笛,shinobue #*# / session-memo / s.1:prac,for=oct-1&lt;--&gt;2,Re+,tempo=85,other=~,key=~,note=h-3;3+;6;7;4;2;1">
            <text:p>:m :篠笛,shinobue #*# / session-memo / s.1:prac,for=oct-1&lt;--&gt;2,Re+,tempo=85,other=~,key=~,note=h-3;3+;6;7;4;2;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11_20-50-56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42272 E-139-34-49.489746</text:p>
          </table:table-cell>
          <table:table-cell table:style-name="ce38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5-11_22-36-16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5-12_00-09-29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8" table:formula="of:=IF([.E13]=&quot;&quot;;[.C13];CONCATENATE([.C13];&quot; / &quot;;[.E13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5-12_02-39-48_000.jpg</text:p>
          </table:table-cell>
          <table:table-cell table:style-name="ce20" office:value-type="string">
            <text:p>:m :PHOTO 起きた時刻（夜中） / </text:p>
          </table:table-cell>
          <table:table-cell table:style-name="ce20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8" table:formula="of:=IF([.E14]=&quot;&quot;;[.C14];CONCATENATE([.C14];&quot; / &quot;;[.E14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5-12_04-04-36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5-12_05-17-19_000.jpg</text:p>
          </table:table-cell>
          <table:table-cell table:style-name="ce20" office:value-type="string">
            <text:p>:m 東和 PHOTO / 210512w / 大森町駅 / 大森町プロジェクト / １名 / ホクシン設備（小川建設） / 出発時間 / N-35-35-28.051757 E-139-34-50.148925</text:p>
          </table:table-cell>
          <table:table-cell table:style-name="ce20"/>
          <table:table-cell table:style-name="ce4" table:formula="of:=[.F16]" office:value-type="string" office:string-value="N-35-35-28.051757 E-139-34-50.148925">
            <text:p>N-35-35-28.051757 E-139-34-50.148925</text:p>
          </table:table-cell>
          <table:table-cell table:style-name="ce4" office:value-type="string">
            <text:p>N-35-35-28.051757 E-139-34-50.148925</text:p>
          </table:table-cell>
          <table:table-cell table:style-name="ce38" table:formula="of:=IF([.E16]=&quot;&quot;;[.C16];CONCATENATE([.C16];&quot; / &quot;;[.E16]))" office:value-type="string" office:string-value=":m 東和 PHOTO / 210512w / 大森町駅 / 大森町プロジェクト / １名 / ホクシン設備（小川建設） / 出発時間 / N-35-35-28.051757 E-139-34-50.148925 / N-35-35-28.051757 E-139-34-50.148925">
            <text:p>:m 東和 PHOTO / 210512w / 大森町駅 / 大森町プロジェクト / １名 / ホクシン設備（小川建設） / 出発時間 / N-35-35-28.051757 E-139-34-50.148925 / N-35-35-28.051757 E-139-34-50.14892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5-12_07-11-55_000.jpg</text:p>
          </table:table-cell>
          <table:table-cell table:style-name="ce20" office:value-type="string">
            <text:p>:m 東和 PHOTO / 210512w / 大森町駅 / 大森町プロジェクト / １名 / ホクシン設備（小川建設） / 現場状況 / N-35-34-17.890319 E-139-43-56.663818</text:p>
          </table:table-cell>
          <table:table-cell table:style-name="ce19"/>
          <table:table-cell table:style-name="ce4" table:formula="of:=[.F17]" office:value-type="string" office:string-value="N-35-34-17.890319 E-139-43-56.663818">
            <text:p>N-35-34-17.890319 E-139-43-56.663818</text:p>
          </table:table-cell>
          <table:table-cell table:style-name="ce4" office:value-type="string">
            <text:p>N-35-34-17.890319 E-139-43-56.663818</text:p>
          </table:table-cell>
          <table:table-cell table:style-name="ce38" table:formula="of:=IF([.E17]=&quot;&quot;;[.C17];CONCATENATE([.C17];&quot; / &quot;;[.E17]))" office:value-type="string" office:string-value=":m 東和 PHOTO / 210512w / 大森町駅 / 大森町プロジェクト / １名 / ホクシン設備（小川建設） / 現場状況 / N-35-34-17.890319 E-139-43-56.663818 / N-35-34-17.890319 E-139-43-56.663818">
            <text:p>:m 東和 PHOTO / 210512w / 大森町駅 / 大森町プロジェクト / １名 / ホクシン設備（小川建設） / 現場状況 / N-35-34-17.890319 E-139-43-56.663818 / N-35-34-17.890319 E-139-43-56.66381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5-12_07-11-59_000.jpg</text:p>
          </table:table-cell>
          <table:table-cell table:style-name="ce20" office:value-type="string">
            <text:p>:m 東和 PHOTO / 210512w / 大森町駅 / 大森町プロジェクト / １名 / ホクシン設備（小川建設） / 現場状況 / N-35-34-17.890319 E-139-43-56.663818</text:p>
          </table:table-cell>
          <table:table-cell table:style-name="ce19"/>
          <table:table-cell table:style-name="ce4" table:formula="of:=[.F18]" office:value-type="string" office:string-value="N-35-34-17.890319 E-139-43-56.663818">
            <text:p>N-35-34-17.890319 E-139-43-56.663818</text:p>
          </table:table-cell>
          <table:table-cell table:style-name="ce4" office:value-type="string">
            <text:p>N-35-34-17.890319 E-139-43-56.663818</text:p>
          </table:table-cell>
          <table:table-cell table:style-name="ce38" table:formula="of:=IF([.E18]=&quot;&quot;;[.C18];CONCATENATE([.C18];&quot; / &quot;;[.E18]))" office:value-type="string" office:string-value=":m 東和 PHOTO / 210512w / 大森町駅 / 大森町プロジェクト / １名 / ホクシン設備（小川建設） / 現場状況 / N-35-34-17.890319 E-139-43-56.663818 / N-35-34-17.890319 E-139-43-56.663818">
            <text:p>:m 東和 PHOTO / 210512w / 大森町駅 / 大森町プロジェクト / １名 / ホクシン設備（小川建設） / 現場状況 / N-35-34-17.890319 E-139-43-56.663818 / N-35-34-17.890319 E-139-43-56.66381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5-12_07-12-01_000.jpg</text:p>
          </table:table-cell>
          <table:table-cell table:style-name="ce20" office:value-type="string">
            <text:p>:m 東和 PHOTO / 210512w / 大森町駅 / 大森町プロジェクト / １名 / ホクシン設備（小川建設） / 現場状況 / N-35-34-17.890319 E-139-43-56.663818</text:p>
          </table:table-cell>
          <table:table-cell table:style-name="ce18"/>
          <table:table-cell table:style-name="ce4" table:formula="of:=[.F19]" office:value-type="string" office:string-value="N-35-34-17.890319 E-139-43-56.663818">
            <text:p>N-35-34-17.890319 E-139-43-56.663818</text:p>
          </table:table-cell>
          <table:table-cell table:style-name="ce4" office:value-type="string">
            <text:p>N-35-34-17.890319 E-139-43-56.663818</text:p>
          </table:table-cell>
          <table:table-cell table:style-name="ce38" table:formula="of:=IF([.E19]=&quot;&quot;;[.C19];CONCATENATE([.C19];&quot; / &quot;;[.E19]))" office:value-type="string" office:string-value=":m 東和 PHOTO / 210512w / 大森町駅 / 大森町プロジェクト / １名 / ホクシン設備（小川建設） / 現場状況 / N-35-34-17.890319 E-139-43-56.663818 / N-35-34-17.890319 E-139-43-56.663818">
            <text:p>:m 東和 PHOTO / 210512w / 大森町駅 / 大森町プロジェクト / １名 / ホクシン設備（小川建設） / 現場状況 / N-35-34-17.890319 E-139-43-56.663818 / N-35-34-17.890319 E-139-43-56.66381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5-12_07-12-11_000.jpg</text:p>
          </table:table-cell>
          <table:table-cell table:style-name="ce20" office:value-type="string">
            <text:p>:m 東和 PHOTO / 210512w / 大森町駅 / 大森町プロジェクト / １名 / ホクシン設備（小川建設） / 現場状況 / N-35-34-17.890319 E-139-43-56.663818</text:p>
          </table:table-cell>
          <table:table-cell table:style-name="ce19"/>
          <table:table-cell table:style-name="ce4" table:formula="of:=[.F20]" office:value-type="string" office:string-value="N-35-34-17.890319 E-139-43-56.663818">
            <text:p>N-35-34-17.890319 E-139-43-56.663818</text:p>
          </table:table-cell>
          <table:table-cell table:style-name="ce4" office:value-type="string">
            <text:p>N-35-34-17.890319 E-139-43-56.663818</text:p>
          </table:table-cell>
          <table:table-cell table:style-name="ce38" table:formula="of:=IF([.E20]=&quot;&quot;;[.C20];CONCATENATE([.C20];&quot; / &quot;;[.E20]))" office:value-type="string" office:string-value=":m 東和 PHOTO / 210512w / 大森町駅 / 大森町プロジェクト / １名 / ホクシン設備（小川建設） / 現場状況 / N-35-34-17.890319 E-139-43-56.663818 / N-35-34-17.890319 E-139-43-56.663818">
            <text:p>:m 東和 PHOTO / 210512w / 大森町駅 / 大森町プロジェクト / １名 / ホクシン設備（小川建設） / 現場状況 / N-35-34-17.890319 E-139-43-56.663818 / N-35-34-17.890319 E-139-43-56.66381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5-12_07-12-12_000.jpg</text:p>
          </table:table-cell>
          <table:table-cell table:style-name="ce20" office:value-type="string">
            <text:p>:m 東和 PHOTO / 210512w / 大森町駅 / 大森町プロジェクト / １名 / ホクシン設備（小川建設） / 現場状況 / N-35-34-17.807922 E-139-43-56.608886</text:p>
          </table:table-cell>
          <table:table-cell table:style-name="ce17"/>
          <table:table-cell table:style-name="ce4" table:formula="of:=[.F21]" office:value-type="string" office:string-value="N-35-34-17.807922 E-139-43-56.608886">
            <text:p>N-35-34-17.807922 E-139-43-56.608886</text:p>
          </table:table-cell>
          <table:table-cell table:style-name="ce4" office:value-type="string">
            <text:p>N-35-34-17.807922 E-139-43-56.608886</text:p>
          </table:table-cell>
          <table:table-cell table:style-name="ce38" table:formula="of:=IF([.E21]=&quot;&quot;;[.C21];CONCATENATE([.C21];&quot; / &quot;;[.E21]))" office:value-type="string" office:string-value=":m 東和 PHOTO / 210512w / 大森町駅 / 大森町プロジェクト / １名 / ホクシン設備（小川建設） / 現場状況 / N-35-34-17.807922 E-139-43-56.608886 / N-35-34-17.807922 E-139-43-56.608886">
            <text:p>:m 東和 PHOTO / 210512w / 大森町駅 / 大森町プロジェクト / １名 / ホクシン設備（小川建設） / 現場状況 / N-35-34-17.807922 E-139-43-56.608886 / N-35-34-17.807922 E-139-43-56.608886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5-12_21-18-35_000.jpg</text:p>
          </table:table-cell>
          <table:table-cell table:style-name="ce17" office:value-type="string">
            <text:p>:m 食べた物</text:p>
          </table:table-cell>
          <table:table-cell table:style-name="ce29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8" table:formula="of:=IF([.E22]=&quot;&quot;;[.C22];CONCATENATE([.C22];&quot; / &quot;;[.E22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5-12_22-48-19_000.jpg</text:p>
          </table:table-cell>
          <table:table-cell table:style-name="ce20" office:value-type="string">
            <text:p>:m 東和 PHOTO / 210512w / 大森町駅 / 大森町プロジェクト / １名 / ホクシン設備（小川建設） / 日報</text:p>
          </table:table-cell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m 東和 PHOTO / 210512w / 大森町駅 / 大森町プロジェクト / １名 / ホクシン設備（小川建設） / 日報">
            <text:p>:m 東和 PHOTO / 210512w / 大森町駅 / 大森町プロジェクト / １名 / ホクシン設備（小川建設） / 日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5-13_00-27-39_000.jpg</text:p>
          </table:table-cell>
          <table:table-cell table:style-name="ce17" office:value-type="string">
            <text:p>:PHOTO 記録 / @自室 / what=焼酎（麦） / for=~ / occasion=使い切った</text:p>
          </table:table-cell>
          <table:table-cell table:style-name="ce29"/>
          <table:table-cell table:style-name="ce4"/>
          <table:table-cell table:style-name="ce4" office:value-type="string">
            <text:p>N-35-35-28.642272 E-139-34-49.105224</text:p>
          </table:table-cell>
          <table:table-cell table:style-name="ce38" table:formula="of:=IF([.E24]=&quot;&quot;;[.C24];CONCATENATE([.C24];&quot; / &quot;;[.E24]))" office:value-type="string" office:string-value=":PHOTO 記録 / @自室 / what=焼酎（麦） / for=~ / occasion=使い切った">
            <text:p>:PHOTO 記録 / @自室 / what=焼酎（麦） / for=~ / occasion=使い切った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5-13_02-39-36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656005 E-139-34-48.995361</text:p>
          </table:table-cell>
          <table:table-cell table:style-name="ce38" table:formula="of:=IF([.E25]=&quot;&quot;;[.C25];CONCATENATE([.C25];&quot; / &quot;;[.E2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5-13_02-39-44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56005 E-139-34-48.995361</text:p>
          </table:table-cell>
          <table:table-cell table:style-name="ce38" table:formula="of:=IF([.E26]=&quot;&quot;;[.C26];CONCATENATE([.C26];&quot; / &quot;;[.E26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5-13_06-02-55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408813 E-139-34-49.434814</text:p>
          </table:table-cell>
          <table:table-cell table:style-name="ce38" table:formula="of:=IF([.E27]=&quot;&quot;;[.C27];CONCATENATE([.C27];&quot; / &quot;;[.E27]))" office:value-type="string" office:string-value=":m :PHOTO 起きた時刻（夜中） / ">
            <text:p>:m :PHOTO 起きた時刻（夜中） / 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5-13_08-46-23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601074 E-139-34-49.050292</text:p>
          </table:table-cell>
          <table:table-cell table:style-name="ce38" table:formula="of:=IF([.E28]=&quot;&quot;;[.C28];CONCATENATE([.C28];&quot; / &quot;;[.E28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5-13_08-47-20_000.jpg</text:p>
          </table:table-cell>
          <table:table-cell table:style-name="ce18" office:value-type="string">
            <text:p>:m 記録 / お酒：飲んだ量</text:p>
          </table:table-cell>
          <table:table-cell table:style-name="ce20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8" table:formula="of:=IF([.E29]=&quot;&quot;;[.C29];CONCATENATE([.C29];&quot; / &quot;;[.E29]))" office:value-type="string" office:string-value=":m 記録 / お酒：飲んだ量">
            <text:p>:m 記録 / お酒：飲んだ量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11_18-21-23_000.mp4</text:p>
          </table:table-cell>
          <table:table-cell table:style-name="ce8" office:value-type="string">
            <text:p>:VIDEO / @自室 / 記録 / jap.flute / 演奏、play / f-2021-0511-1 / R=1,other=memo~,for=音がよく出ている；記録しておく</text:p>
          </table:table-cell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string" office:string-value=":VIDEO / @自室 / 記録 / jap.flute / 演奏、play / f-2021-0511-1 / R=1,other=memo~,for=音がよく出ている；記録しておく">
            <text:p>:VIDEO / @自室 / 記録 / jap.flute / 演奏、play / f-2021-0511-1 / R=1,other=memo~,for=音がよく出ている；記録しておく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2_18-03-50_000.mid</text:p>
          </table:table-cell>
          <table:table-cell table:style-name="ce8" office:value-type="string">
            <text:p>:in-mid / app=perfect-piano / 演奏、play / id-2021-0512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string" office:string-value=":in-mid / app=perfect-piano / 演奏、play / id-2021-0512-1 / category=melody,inst=~,for=~,genre=~">
            <text:p>:in-mid / app=perfect-piano / 演奏、play / id-2021-0512-1 / category=melody,inst=~,for=~,genre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3">2021/05/13</text:date>, <text:time>10:26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13T10:26:39.29</dc:date>
    <dc:creator>iwabuchi ken</dc:creator>
    <meta:editing-duration>P33DT9H42M30S</meta:editing-duration>
    <meta:editing-cycles>12413</meta:editing-cycles>
    <meta:document-statistic meta:table-count="1" meta:cell-count="407" meta:object-count="0"/>
  </office:meta>
</office:document-meta>
</file>